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02mm" svg:height="97.57mm" svg:x="55.76mm" svg:y="40.45mm">
            <draw:object draw:notify-on-update-of-ranges="Sheet1.B1:Sheet1.B1 Sheet1.B2:Sheet1.B14 Sheet1.C1:Sheet1.C1 Sheet1.C2:Sheet1.C14 Sheet1.D1:Sheet1.D1 Sheet1.D2:Sheet1.D14 Sheet1.E1:Sheet1.E1 Sheet1.E2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2" calcext:value-type="float">
            <text:p>2002</text:p>
          </table:table-cell>
          <table:table-cell office:value-type="float" office:value="1487" calcext:value-type="float">
            <text:p>1487</text:p>
          </table:table-cell>
          <table:table-cell office:value-type="float" office:value="16" calcext:value-type="float">
            <text:p>16</text:p>
          </table:table-cell>
          <table:table-cell table:formula="of:=[.C2]-[.D2]"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3" calcext:value-type="float">
            <text:p>2003</text:p>
          </table:table-cell>
          <table:table-cell office:value-type="float" office:value="1735" calcext:value-type="float">
            <text:p>1735</text:p>
          </table:table-cell>
          <table:table-cell office:value-type="float" office:value="14" calcext:value-type="float">
            <text:p>14</text:p>
          </table:table-cell>
          <table:table-cell table:formula="of:=[.C3]-[.D3]"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4" calcext:value-type="float">
            <text:p>2004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table:formula="of:=[.C4]-[.D4]"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table:formula="of:=[.C5]-[.D5]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6" calcext:value-type="float">
            <text:p>2006</text:p>
          </table:table-cell>
          <table:table-cell office:value-type="float" office:value="2268" calcext:value-type="float">
            <text:p>2268</text:p>
          </table:table-cell>
          <table:table-cell office:value-type="float" office:value="18" calcext:value-type="float">
            <text:p>18</text:p>
          </table:table-cell>
          <table:table-cell table:formula="of:=[.C6]-[.D6]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7" calcext:value-type="float">
            <text:p>2007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 table:formula="of:=[.C7]-[.D7]" office:value-type="float" office:value="2554" calcext:value-type="float">
            <text:p>25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8" calcext:value-type="float">
            <text:p>2008</text:p>
          </table:table-cell>
          <table:table-cell office:value-type="float" office:value="2619" calcext:value-type="float">
            <text:p>2619</text:p>
          </table:table-cell>
          <table:table-cell office:value-type="float" office:value="21" calcext:value-type="float">
            <text:p>21</text:p>
          </table:table-cell>
          <table:table-cell table:formula="of:=[.C8]-[.D8]"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9" calcext:value-type="float">
            <text:p>2009</text:p>
          </table:table-cell>
          <table:table-cell office:value-type="float" office:value="3336" calcext:value-type="float">
            <text:p>3336</text:p>
          </table:table-cell>
          <table:table-cell office:value-type="float" office:value="25" calcext:value-type="float">
            <text:p>25</text:p>
          </table:table-cell>
          <table:table-cell table:formula="of:=[.C9]-[.D9]"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0" calcext:value-type="float">
            <text:p>2010</text:p>
          </table:table-cell>
          <table:table-cell office:value-type="float" office:value="3990" calcext:value-type="float">
            <text:p>3990</text:p>
          </table:table-cell>
          <table:table-cell office:value-type="float" office:value="52" calcext:value-type="float">
            <text:p>52</text:p>
          </table:table-cell>
          <table:table-cell table:formula="of:=[.C10]-[.D10]" office:value-type="float" office:value="3938" calcext:value-type="float">
            <text:p>393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1" calcext:value-type="float">
            <text:p>2011</text:p>
          </table:table-cell>
          <table:table-cell office:value-type="float" office:value="3955" calcext:value-type="float">
            <text:p>3955</text:p>
          </table:table-cell>
          <table:table-cell office:value-type="float" office:value="50" calcext:value-type="float">
            <text:p>50</text:p>
          </table:table-cell>
          <table:table-cell table:formula="of:=[.C11]-[.D11]"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2" calcext:value-type="float">
            <text:p>2012</text:p>
          </table:table-cell>
          <table:table-cell office:value-type="float" office:value="6454" calcext:value-type="float">
            <text:p>6454</text:p>
          </table:table-cell>
          <table:table-cell office:value-type="float" office:value="137" calcext:value-type="float">
            <text:p>137</text:p>
          </table:table-cell>
          <table:table-cell table:formula="of:=[.C12]-[.D12]"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office:value-type="float" office:value="8753" calcext:value-type="float">
            <text:p>8753</text:p>
          </table:table-cell>
          <table:table-cell office:value-type="float" office:value="513" calcext:value-type="float">
            <text:p>513</text:p>
          </table:table-cell>
          <table:table-cell table:formula="of:=[.C13]-[.D13]"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4" calcext:value-type="float">
            <text:p>2014</text:p>
          </table:table-cell>
          <table:table-cell office:value-type="float" office:value="8647" calcext:value-type="float">
            <text:p>8647</text:p>
          </table:table-cell>
          <table:table-cell office:value-type="float" office:value="1910" calcext:value-type="float">
            <text:p>1910</text:p>
          </table:table-cell>
          <table:table-cell table:formula="of:=[.C14]-[.D14]" office:value-type="float" office:value="6737" calcext:value-type="float">
            <text:p>6737</text:p>
          </table:table-cell>
        </table:table-row>
      </table:table>
      <table:table table:name="SA" table:style-name="ta1">
        <table:shapes>
          <draw:frame draw:z-index="0" draw:style-name="gr1" draw:text-style-name="P1" svg:width="177.67mm" svg:height="97.19mm" svg:x="66.56mm" svg:y="73.23mm">
            <draw:object draw:notify-on-update-of-ranges="SA.F1:SA.F1 SA.F2:SA.F15 SA.G1:SA.G1 SA.G2:SA.G15 SA.H1:SA.H1 SA.H2:SA.H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Opening</text:p>
          </table:table-cell>
          <table:table-cell table:formula="of:=[.B1]" office:value-type="string" office:string-value="Year" calcext:value-type="string">
            <text:p>Year</text:p>
          </table:table-cell>
          <table:table-cell office:value-type="string" calcext:value-type="string">
            <text:p>Closing%</text:p>
          </table:table-cell>
          <table:table-cell office:value-type="string" calcext:value-type="string">
            <text:p>Opening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1" calcext:value-type="float">
            <text:p>2001</text:p>
          </table:table-cell>
          <table:table-cell office:value-type="float" office:value="414694" calcext:value-type="float">
            <text:p>414694</text:p>
          </table:table-cell>
          <table:table-cell office:value-type="float" office:value="8741" calcext:value-type="float">
            <text:p>8741</text:p>
          </table:table-cell>
          <table:table-cell office:value-type="float" office:value="11769" calcext:value-type="float">
            <text:p>11769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210781925950219" calcext:value-type="percentage">
            <text:p>2.11%</text:p>
          </table:table-cell>
          <table:table-cell table:formula="of:=[.E2]/[.C2]" office:value-type="percentage" office:value="0.0283799620925309" calcext:value-type="percentage">
            <text:p>2.8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2" calcext:value-type="float">
            <text:p>2002</text:p>
          </table:table-cell>
          <table:table-cell office:value-type="float" office:value="417692" calcext:value-type="float">
            <text:p>417692</text:p>
          </table:table-cell>
          <table:table-cell office:value-type="float" office:value="10484" calcext:value-type="float">
            <text:p>10484</text:p>
          </table:table-cell>
          <table:table-cell office:value-type="float" office:value="13847" calcext:value-type="float">
            <text:p>13847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250998343276864" calcext:value-type="percentage">
            <text:p>2.51%</text:p>
          </table:table-cell>
          <table:table-cell table:formula="of:=[.E3]/[.C3]" office:value-type="percentage" office:value="0.0331512214741963" calcext:value-type="percentage">
            <text:p>3.32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3" calcext:value-type="float">
            <text:p>2003</text:p>
          </table:table-cell>
          <table:table-cell office:value-type="float" office:value="420826" calcext:value-type="float">
            <text:p>420826</text:p>
          </table:table-cell>
          <table:table-cell office:value-type="float" office:value="13175" calcext:value-type="float">
            <text:p>13175</text:p>
          </table:table-cell>
          <table:table-cell office:value-type="float" office:value="16658" calcext:value-type="float">
            <text:p>16658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313074762490911" calcext:value-type="percentage">
            <text:p>3.13%</text:p>
          </table:table-cell>
          <table:table-cell table:formula="of:=[.E4]/[.C4]" office:value-type="percentage" office:value="0.0395840561182056" calcext:value-type="percentage">
            <text:p>3.9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4" calcext:value-type="float">
            <text:p>2004</text:p>
          </table:table-cell>
          <table:table-cell office:value-type="float" office:value="424296" calcext:value-type="float">
            <text:p>424296</text:p>
          </table:table-cell>
          <table:table-cell office:value-type="float" office:value="12364" calcext:value-type="float">
            <text:p>12364</text:p>
          </table:table-cell>
          <table:table-cell office:value-type="float" office:value="17457" calcext:value-type="float">
            <text:p>17457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291400343156664" calcext:value-type="percentage">
            <text:p>2.91%</text:p>
          </table:table-cell>
          <table:table-cell table:formula="of:=[.E5]/[.C5]" office:value-type="percentage" office:value="0.0411434470275468" calcext:value-type="percentage">
            <text:p>4.11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5" calcext:value-type="float">
            <text:p>2005</text:p>
          </table:table-cell>
          <table:table-cell office:value-type="float" office:value="429799" calcext:value-type="float">
            <text:p>429799</text:p>
          </table:table-cell>
          <table:table-cell office:value-type="float" office:value="9374" calcext:value-type="float">
            <text:p>9374</text:p>
          </table:table-cell>
          <table:table-cell office:value-type="float" office:value="17889" calcext:value-type="float">
            <text:p>17889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21810194998127" calcext:value-type="percentage">
            <text:p>2.18%</text:p>
          </table:table-cell>
          <table:table-cell table:formula="of:=[.E6]/[.C6]" office:value-type="percentage" office:value="0.0416217813443028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6" calcext:value-type="float">
            <text:p>2006</text:p>
          </table:table-cell>
          <table:table-cell office:value-type="float" office:value="438382" calcext:value-type="float">
            <text:p>438382</text:p>
          </table:table-cell>
          <table:table-cell office:value-type="float" office:value="8929" calcext:value-type="float">
            <text:p>8929</text:p>
          </table:table-cell>
          <table:table-cell office:value-type="float" office:value="19901" calcext:value-type="float">
            <text:p>19901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203680808062375" calcext:value-type="percentage">
            <text:p>2.04%</text:p>
          </table:table-cell>
          <table:table-cell table:formula="of:=[.E7]/[.C7]" office:value-type="percentage" office:value="0.045396480694919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7" calcext:value-type="float">
            <text:p>2007</text:p>
          </table:table-cell>
          <table:table-cell office:value-type="float" office:value="449485" calcext:value-type="float">
            <text:p>449485</text:p>
          </table:table-cell>
          <table:table-cell office:value-type="float" office:value="20362" calcext:value-type="float">
            <text:p>20362</text:p>
          </table:table-cell>
          <table:table-cell office:value-type="float" office:value="24041" calcext:value-type="float">
            <text:p>24041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4530073306117" calcext:value-type="percentage">
            <text:p>4.53%</text:p>
          </table:table-cell>
          <table:table-cell table:formula="of:=[.E8]/[.C8]" office:value-type="percentage" office:value="0.0534856558060892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8" calcext:value-type="float">
            <text:p>2008</text:p>
          </table:table-cell>
          <table:table-cell office:value-type="float" office:value="453337" calcext:value-type="float">
            <text:p>453337</text:p>
          </table:table-cell>
          <table:table-cell office:value-type="float" office:value="25378" calcext:value-type="float">
            <text:p>25378</text:p>
          </table:table-cell>
          <table:table-cell office:value-type="float" office:value="23463" calcext:value-type="float">
            <text:p>23463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55980429570055" calcext:value-type="percentage">
            <text:p>5.60%</text:p>
          </table:table-cell>
          <table:table-cell table:formula="of:=[.E9]/[.C9]" office:value-type="percentage" office:value="0.0517561990307431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9" calcext:value-type="float">
            <text:p>2009</text:p>
          </table:table-cell>
          <table:table-cell office:value-type="float" office:value="451498" calcext:value-type="float">
            <text:p>451498</text:p>
          </table:table-cell>
          <table:table-cell office:value-type="float" office:value="16898" calcext:value-type="float">
            <text:p>16898</text:p>
          </table:table-cell>
          <table:table-cell office:value-type="float" office:value="23376" calcext:value-type="float">
            <text:p>23376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374265223766218" calcext:value-type="percentage">
            <text:p>3.74%</text:p>
          </table:table-cell>
          <table:table-cell table:formula="of:=[.E10]/[.C10]" office:value-type="percentage" office:value="0.0517743157223288" calcext:value-type="percentage">
            <text:p>5.18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0" calcext:value-type="float">
            <text:p>2010</text:p>
          </table:table-cell>
          <table:table-cell office:value-type="float" office:value="458259" calcext:value-type="float">
            <text:p>458259</text:p>
          </table:table-cell>
          <table:table-cell office:value-type="float" office:value="10824" calcext:value-type="float">
            <text:p>10824</text:p>
          </table:table-cell>
          <table:table-cell office:value-type="float" office:value="25612" calcext:value-type="float">
            <text:p>25612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236198307070892" calcext:value-type="percentage">
            <text:p>2.36%</text:p>
          </table:table-cell>
          <table:table-cell table:formula="of:=[.E11]/[.C11]" office:value-type="percentage" office:value="0.0558897915807436" calcext:value-type="percentage">
            <text:p>5.59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1" calcext:value-type="float">
            <text:p>2011</text:p>
          </table:table-cell>
          <table:table-cell office:value-type="float" office:value="472978" calcext:value-type="float">
            <text:p>472978</text:p>
          </table:table-cell>
          <table:table-cell office:value-type="float" office:value="7639" calcext:value-type="float">
            <text:p>7639</text:p>
          </table:table-cell>
          <table:table-cell office:value-type="float" office:value="29521" calcext:value-type="float">
            <text:p>29521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161508569108923" calcext:value-type="percentage">
            <text:p>1.62%</text:p>
          </table:table-cell>
          <table:table-cell table:formula="of:=[.E12]/[.C12]" office:value-type="percentage" office:value="0.0624151651873872" calcext:value-type="percentage">
            <text:p>6.2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2" calcext:value-type="float">
            <text:p>2012</text:p>
          </table:table-cell>
          <table:table-cell office:value-type="float" office:value="495244" calcext:value-type="float">
            <text:p>495244</text:p>
          </table:table-cell>
          <table:table-cell office:value-type="float" office:value="17518" calcext:value-type="float">
            <text:p>17518</text:p>
          </table:table-cell>
          <table:table-cell office:value-type="float" office:value="34351" calcext:value-type="float">
            <text:p>34351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353724628667889" calcext:value-type="percentage">
            <text:p>3.54%</text:p>
          </table:table-cell>
          <table:table-cell table:formula="of:=[.E13]/[.C13]" office:value-type="percentage" office:value="0.0693617691481371" calcext:value-type="percentage">
            <text:p>6.94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3" calcext:value-type="float">
            <text:p>2013</text:p>
          </table:table-cell>
          <table:table-cell office:value-type="float" office:value="511802" calcext:value-type="float">
            <text:p>511802</text:p>
          </table:table-cell>
          <table:table-cell office:value-type="float" office:value="35921" calcext:value-type="float">
            <text:p>35921</text:p>
          </table:table-cell>
          <table:table-cell office:value-type="float" office:value="38193" calcext:value-type="float">
            <text:p>38193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701853451139308" calcext:value-type="percentage">
            <text:p>7.02%</text:p>
          </table:table-cell>
          <table:table-cell table:formula="of:=[.E14]/[.C14]" office:value-type="percentage" office:value="0.0746245618422749" calcext:value-type="percentage">
            <text:p>7.46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4" calcext:value-type="float">
            <text:p>2014</text:p>
          </table:table-cell>
          <table:table-cell office:value-type="float" office:value="514843" calcext:value-type="float">
            <text:p>514843</text:p>
          </table:table-cell>
          <table:table-cell office:value-type="float" office:value="23845" calcext:value-type="float">
            <text:p>23845</text:p>
          </table:table-cell>
          <table:table-cell office:value-type="float" office:value="39594" calcext:value-type="float">
            <text:p>39594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463150902313909" calcext:value-type="percentage">
            <text:p>4.63%</text:p>
          </table:table-cell>
          <table:table-cell table:formula="of:=[.E15]/[.C15]" office:value-type="percentage" office:value="0.0769049982227592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15" calcext:value-type="float">
            <text:p>2015</text:p>
          </table:table-cell>
          <table:table-cell office:value-type="float" office:value="520432" calcext:value-type="float">
            <text:p>520432</text:p>
          </table:table-cell>
          <table:table-cell office:value-type="float" office:value="550458" calcext:value-type="float">
            <text:p>550458</text:p>
          </table:table-cell>
          <table:table-cell office:value-type="float" office:value="21662" calcext:value-type="float">
            <text:p>21662</text:p>
          </table:table-cell>
          <table:table-cell table:formula="of:=[.B16]" office:value-type="float" office:value="2015" calcext:value-type="float">
            <text:p>2015</text:p>
          </table:table-cell>
          <table:table-cell table:formula="of:=[.D16]/[.C16]" office:value-type="percentage" office:value="1.05769437697913" calcext:value-type="percentage">
            <text:p>105.77%</text:p>
          </table:table-cell>
          <table:table-cell table:formula="of:=[.E16]/[.C16]" office:value-type="percentage" office:value="0.041623113106035" calcext:value-type="percentage">
            <text:p>4.16%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5042" table:style-name="ta1">
        <table:shapes>
          <draw:frame draw:z-index="0" draw:style-name="gr1" draw:text-style-name="P1" svg:width="174.33mm" svg:height="104.73mm" svg:x="47.51mm" svg:y="73.04mm">
            <draw:object draw:notify-on-update-of-ranges="'5042'.F1:'5042'.F1 '5042'.F2:'5042'.F15 '5042'.G1:'5042'.G1 '5042'.G2:'5042'.G15 '5042'.H1:'5042'.H1 '5042'.H2:'5042'.H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table:formula="of:=[.B1]" office:value-type="string" office:string-value="Year" calcext:value-type="string">
            <text:p>Year</text:p>
          </table:table-cell>
          <table:table-cell table:style-name="Default" table:formula="of:=[.D1]" office:value-type="string" office:string-value="Openings" calcext:value-type="string">
            <text:p>Openings</text:p>
          </table:table-cell>
          <table:table-cell table:style-name="Default" table:formula="of:=[.E1]" office:value-type="string" office:string-value="Closings" calcext:value-type="string">
            <text:p>Closings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1" calcext:value-type="float">
            <text:p>2001</text:p>
          </table:table-cell>
          <table:table-cell office:value-type="float" office:value="2536" calcext:value-type="float">
            <text:p>253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307570977917981" calcext:value-type="percentage">
            <text:p>3.08%</text:p>
          </table:table-cell>
          <table:table-cell table:formula="of:=[.E2]/[.C2]" office:value-type="percentage" office:value="0.0153785488958991" calcext:value-type="percentage">
            <text:p>1.54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2" calcext:value-type="float">
            <text:p>2002</text:p>
          </table:table-cell>
          <table:table-cell office:value-type="float" office:value="2576" calcext:value-type="float">
            <text:p>2576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345496894409938" calcext:value-type="percentage">
            <text:p>3.45%</text:p>
          </table:table-cell>
          <table:table-cell table:formula="of:=[.E3]/[.C3]" office:value-type="percentage" office:value="0.0229037267080745" calcext:value-type="percentage">
            <text:p>2.29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3" calcext:value-type="float">
            <text:p>2003</text:p>
          </table:table-cell>
          <table:table-cell office:value-type="float" office:value="2599" calcext:value-type="float">
            <text:p>259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307810696421701" calcext:value-type="percentage">
            <text:p>3.08%</text:p>
          </table:table-cell>
          <table:table-cell table:formula="of:=[.E4]/[.C4]" office:value-type="percentage" office:value="0.0311658330126972" calcext:value-type="percentage">
            <text:p>3.12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4" calcext:value-type="float">
            <text:p>2004</text:p>
          </table:table-cell>
          <table:table-cell office:value-type="float" office:value="2600" calcext:value-type="float">
            <text:p>260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353846153846154" calcext:value-type="percentage">
            <text:p>3.54%</text:p>
          </table:table-cell>
          <table:table-cell table:formula="of:=[.E5]/[.C5]" office:value-type="percentage" office:value="0.0261538461538462" calcext:value-type="percentage">
            <text:p>2.62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5" calcext:value-type="float">
            <text:p>2005</text:p>
          </table:table-cell>
          <table:table-cell office:value-type="float" office:value="2621" calcext:value-type="float">
            <text:p>262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27088897367417" calcext:value-type="percentage">
            <text:p>2.71%</text:p>
          </table:table-cell>
          <table:table-cell table:formula="of:=[.E6]/[.C6]" office:value-type="percentage" office:value="0.0228920259442961" calcext:value-type="percentage">
            <text:p>2.29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6" calcext:value-type="float">
            <text:p>2006</text:p>
          </table:table-cell>
          <table:table-cell office:value-type="float" office:value="2636" calcext:value-type="float">
            <text:p>2636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48937784522003" calcext:value-type="percentage">
            <text:p>4.89%</text:p>
          </table:table-cell>
          <table:table-cell table:formula="of:=[.E7]/[.C7]" office:value-type="percentage" office:value="0.0208649468892261" calcext:value-type="percentage">
            <text:p>2.09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7" calcext:value-type="float">
            <text:p>2007</text:p>
          </table:table-cell>
          <table:table-cell office:value-type="float" office:value="2711" calcext:value-type="float">
            <text:p>2711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490593876798229" calcext:value-type="percentage">
            <text:p>4.91%</text:p>
          </table:table-cell>
          <table:table-cell table:formula="of:=[.E8]/[.C8]" office:value-type="percentage" office:value="0.0435263740317226" calcext:value-type="percentage">
            <text:p>4.35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8" calcext:value-type="float">
            <text:p>2008</text:p>
          </table:table-cell>
          <table:table-cell office:value-type="float" office:value="2723" calcext:value-type="float">
            <text:p>2723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455380095482923" calcext:value-type="percentage">
            <text:p>4.55%</text:p>
          </table:table-cell>
          <table:table-cell table:formula="of:=[.E9]/[.C9]" office:value-type="percentage" office:value="0.0572897539478516" calcext:value-type="percentage">
            <text:p>5.73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09" calcext:value-type="float">
            <text:p>2009</text:p>
          </table:table-cell>
          <table:table-cell office:value-type="float" office:value="2696" calcext:value-type="float">
            <text:p>2696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530415430267062" calcext:value-type="percentage">
            <text:p>5.30%</text:p>
          </table:table-cell>
          <table:table-cell table:formula="of:=[.E10]/[.C10]" office:value-type="percentage" office:value="0.0293026706231454" calcext:value-type="percentage">
            <text:p>2.93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0" calcext:value-type="float">
            <text:p>2010</text:p>
          </table:table-cell>
          <table:table-cell office:value-type="float" office:value="2754" calcext:value-type="float">
            <text:p>275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519244734931009" calcext:value-type="percentage">
            <text:p>5.19%</text:p>
          </table:table-cell>
          <table:table-cell table:formula="of:=[.E11]/[.C11]" office:value-type="percentage" office:value="0.0246913580246914" calcext:value-type="percentage">
            <text:p>2.47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1" calcext:value-type="float">
            <text:p>2011</text:p>
          </table:table-cell>
          <table:table-cell office:value-type="float" office:value="2829" calcext:value-type="float">
            <text:p>2829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749381406857547" calcext:value-type="percentage">
            <text:p>7.49%</text:p>
          </table:table-cell>
          <table:table-cell table:formula="of:=[.E12]/[.C12]" office:value-type="percentage" office:value="0.015553199010251" calcext:value-type="percentage">
            <text:p>1.56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2" calcext:value-type="float">
            <text:p>2012</text:p>
          </table:table-cell>
          <table:table-cell office:value-type="float" office:value="3009" calcext:value-type="float">
            <text:p>3009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787637088733799" calcext:value-type="percentage">
            <text:p>7.88%</text:p>
          </table:table-cell>
          <table:table-cell table:formula="of:=[.E13]/[.C13]" office:value-type="percentage" office:value="0.0448654037886341" calcext:value-type="percentage">
            <text:p>4.49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3" calcext:value-type="float">
            <text:p>2013</text:p>
          </table:table-cell>
          <table:table-cell office:value-type="float" office:value="3108" calcext:value-type="float">
            <text:p>3108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0855855855855856" calcext:value-type="percentage">
            <text:p>8.56%</text:p>
          </table:table-cell>
          <table:table-cell table:formula="of:=[.E14]/[.C14]" office:value-type="percentage" office:value="0.0868725868725869" calcext:value-type="percentage">
            <text:p>8.69%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2014" calcext:value-type="float">
            <text:p>2014</text:p>
          </table:table-cell>
          <table:table-cell office:value-type="float" office:value="3104" calcext:value-type="float">
            <text:p>3104</text:p>
          </table:table-cell>
          <table:table-cell office:value-type="float" office:value="283" calcext:value-type="float">
            <text:p>283</text:p>
          </table:table-cell>
          <table:table-cell office:value-type="float" office:value="169" calcext:value-type="float">
            <text:p>169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0911726804123711" calcext:value-type="percentage">
            <text:p>9.12%</text:p>
          </table:table-cell>
          <table:table-cell table:formula="of:=[.E15]/[.C15]" office:value-type="percentage" office:value="0.0544458762886598" calcext:value-type="percentage">
            <text:p>5.44%</text:p>
          </table:table-cell>
        </table:table-row>
      </table:table>
      <table:table table:name="5112" table:style-name="ta1">
        <table:shapes>
          <draw:frame draw:z-index="0" draw:style-name="gr1" draw:text-style-name="P1" svg:width="196.91mm" svg:height="107.17mm" svg:x="33.57mm" svg:y="14.36mm">
            <draw:object draw:notify-on-update-of-ranges="'5112'.F1:'5112'.F1 '5112'.F2:'5112'.F15 '5112'.G1:'5112'.G1 '5112'.G2:'5112'.G15 '5112'.H1:'5112'.H1 '5112'.H2:'5112'.H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ostco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penings</text:p>
          </table:table-cell>
          <table:table-cell office:value-type="string" calcext:value-type="string">
            <text:p>Closings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Openings%</text:p>
          </table:table-cell>
          <table:table-cell table:style-name="Default" office:value-type="string" calcext:value-type="string">
            <text:p>Closings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1" calcext:value-type="float">
            <text:p>2001</text:p>
          </table:table-cell>
          <table:table-cell office:value-type="float" office:value="2921" calcext:value-type="float">
            <text:p>292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formula="of:=[.B2]" office:value-type="float" office:value="2001" calcext:value-type="float">
            <text:p>2001</text:p>
          </table:table-cell>
          <table:table-cell table:formula="of:=[.D2]/[.C2]" office:value-type="percentage" office:value="0.0178021225607669" calcext:value-type="percentage">
            <text:p>1.78%</text:p>
          </table:table-cell>
          <table:table-cell table:formula="of:=[.E2]/[.C2]" office:value-type="percentage" office:value="0.0225950017117426" calcext:value-type="percentage">
            <text:p>2.26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2" calcext:value-type="float">
            <text:p>2002</text:p>
          </table:table-cell>
          <table:table-cell office:value-type="float" office:value="2911" calcext:value-type="float">
            <text:p>2911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table:formula="of:=[.B3]" office:value-type="float" office:value="2002" calcext:value-type="float">
            <text:p>2002</text:p>
          </table:table-cell>
          <table:table-cell table:formula="of:=[.D3]/[.C3]" office:value-type="percentage" office:value="0.016832703538303" calcext:value-type="percentage">
            <text:p>1.68%</text:p>
          </table:table-cell>
          <table:table-cell table:formula="of:=[.E3]/[.C3]" office:value-type="percentage" office:value="0.0278254895225009" calcext:value-type="percentage">
            <text:p>2.78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3" calcext:value-type="float">
            <text:p>2003</text:p>
          </table:table-cell>
          <table:table-cell office:value-type="float" office:value="2873" calcext:value-type="float">
            <text:p>2873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formula="of:=[.B4]" office:value-type="float" office:value="2003" calcext:value-type="float">
            <text:p>2003</text:p>
          </table:table-cell>
          <table:table-cell table:formula="of:=[.D4]/[.C4]" office:value-type="percentage" office:value="0.0254089801601114" calcext:value-type="percentage">
            <text:p>2.54%</text:p>
          </table:table-cell>
          <table:table-cell table:formula="of:=[.E4]/[.C4]" office:value-type="percentage" office:value="0.0330664810302819" calcext:value-type="percentage">
            <text:p>3.31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4" calcext:value-type="float">
            <text:p>2004</text:p>
          </table:table-cell>
          <table:table-cell office:value-type="float" office:value="2849" calcext:value-type="float">
            <text:p>2849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formula="of:=[.B5]" office:value-type="float" office:value="2004" calcext:value-type="float">
            <text:p>2004</text:p>
          </table:table-cell>
          <table:table-cell table:formula="of:=[.D5]/[.C5]" office:value-type="percentage" office:value="0.0322920322920323" calcext:value-type="percentage">
            <text:p>3.23%</text:p>
          </table:table-cell>
          <table:table-cell table:formula="of:=[.E5]/[.C5]" office:value-type="percentage" office:value="0.0333450333450333" calcext:value-type="percentage">
            <text:p>3.33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5" calcext:value-type="float">
            <text:p>2005</text:p>
          </table:table-cell>
          <table:table-cell office:value-type="float" office:value="2856" calcext:value-type="float">
            <text:p>2856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formula="of:=[.B6]" office:value-type="float" office:value="2005" calcext:value-type="float">
            <text:p>2005</text:p>
          </table:table-cell>
          <table:table-cell table:formula="of:=[.D6]/[.C6]" office:value-type="percentage" office:value="0.0311624649859944" calcext:value-type="percentage">
            <text:p>3.12%</text:p>
          </table:table-cell>
          <table:table-cell table:formula="of:=[.E6]/[.C6]" office:value-type="percentage" office:value="0.0269607843137255" calcext:value-type="percentage">
            <text:p>2.70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6" calcext:value-type="float">
            <text:p>2006</text:p>
          </table:table-cell>
          <table:table-cell office:value-type="float" office:value="2863" calcext:value-type="float">
            <text:p>2863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table:formula="of:=[.B7]" office:value-type="float" office:value="2006" calcext:value-type="float">
            <text:p>2006</text:p>
          </table:table-cell>
          <table:table-cell table:formula="of:=[.D7]/[.C7]" office:value-type="percentage" office:value="0.0373733845616486" calcext:value-type="percentage">
            <text:p>3.74%</text:p>
          </table:table-cell>
          <table:table-cell table:formula="of:=[.E7]/[.C7]" office:value-type="percentage" office:value="0.0247991617184771" calcext:value-type="percentage">
            <text:p>2.48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7" calcext:value-type="float">
            <text:p>2007</text:p>
          </table:table-cell>
          <table:table-cell office:value-type="float" office:value="2907" calcext:value-type="float">
            <text:p>2907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table:formula="of:=[.B8]" office:value-type="float" office:value="2007" calcext:value-type="float">
            <text:p>2007</text:p>
          </table:table-cell>
          <table:table-cell table:formula="of:=[.D8]/[.C8]" office:value-type="percentage" office:value="0.042311661506708" calcext:value-type="percentage">
            <text:p>4.23%</text:p>
          </table:table-cell>
          <table:table-cell table:formula="of:=[.E8]/[.C8]" office:value-type="percentage" office:value="0.0595115239078087" calcext:value-type="percentage">
            <text:p>5.95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8" calcext:value-type="float">
            <text:p>2008</text:p>
          </table:table-cell>
          <table:table-cell office:value-type="float" office:value="2853" calcext:value-type="float">
            <text:p>2853</text:p>
          </table:table-cell>
          <table:table-cell office:value-type="float" office:value="119" calcext:value-type="float">
            <text:p>119</text:p>
          </table:table-cell>
          <table:table-cell office:value-type="float" office:value="272" calcext:value-type="float">
            <text:p>272</text:p>
          </table:table-cell>
          <table:table-cell table:formula="of:=[.B9]" office:value-type="float" office:value="2008" calcext:value-type="float">
            <text:p>2008</text:p>
          </table:table-cell>
          <table:table-cell table:formula="of:=[.D9]/[.C9]" office:value-type="percentage" office:value="0.0417104801962846" calcext:value-type="percentage">
            <text:p>4.17%</text:p>
          </table:table-cell>
          <table:table-cell table:formula="of:=[.E9]/[.C9]" office:value-type="percentage" office:value="0.0953382404486505" calcext:value-type="percentage">
            <text:p>9.53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09" calcext:value-type="float">
            <text:p>2009</text:p>
          </table:table-cell>
          <table:table-cell office:value-type="float" office:value="2703" calcext:value-type="float">
            <text:p>2703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table:formula="of:=[.B10]" office:value-type="float" office:value="2009" calcext:value-type="float">
            <text:p>2009</text:p>
          </table:table-cell>
          <table:table-cell table:formula="of:=[.D10]/[.C10]" office:value-type="percentage" office:value="0.0425453200147984" calcext:value-type="percentage">
            <text:p>4.25%</text:p>
          </table:table-cell>
          <table:table-cell table:formula="of:=[.E10]/[.C10]" office:value-type="percentage" office:value="0.0462449130595634" calcext:value-type="percentage">
            <text:p>4.6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0" calcext:value-type="float">
            <text:p>2010</text:p>
          </table:table-cell>
          <table:table-cell office:value-type="float" office:value="2696" calcext:value-type="float">
            <text:p>2696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formula="of:=[.B11]" office:value-type="float" office:value="2010" calcext:value-type="float">
            <text:p>2010</text:p>
          </table:table-cell>
          <table:table-cell table:formula="of:=[.D11]/[.C11]" office:value-type="percentage" office:value="0.0545252225519288" calcext:value-type="percentage">
            <text:p>5.45%</text:p>
          </table:table-cell>
          <table:table-cell table:formula="of:=[.E11]/[.C11]" office:value-type="percentage" office:value="0.0259643916913947" calcext:value-type="percentage">
            <text:p>2.60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1" calcext:value-type="float">
            <text:p>2011</text:p>
          </table:table-cell>
          <table:table-cell office:value-type="float" office:value="2764" calcext:value-type="float">
            <text:p>2764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table:formula="of:=[.B12]" office:value-type="float" office:value="2011" calcext:value-type="float">
            <text:p>2011</text:p>
          </table:table-cell>
          <table:table-cell table:formula="of:=[.D12]/[.C12]" office:value-type="percentage" office:value="0.0672937771345876" calcext:value-type="percentage">
            <text:p>6.73%</text:p>
          </table:table-cell>
          <table:table-cell table:formula="of:=[.E12]/[.C12]" office:value-type="percentage" office:value="0.0253256150506512" calcext:value-type="percentage">
            <text:p>2.53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2" calcext:value-type="float">
            <text:p>2012</text:p>
          </table:table-cell>
          <table:table-cell office:value-type="float" office:value="2886" calcext:value-type="float">
            <text:p>2886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table:formula="of:=[.B13]" office:value-type="float" office:value="2012" calcext:value-type="float">
            <text:p>2012</text:p>
          </table:table-cell>
          <table:table-cell table:formula="of:=[.D13]/[.C13]" office:value-type="percentage" office:value="0.0744975744975745" calcext:value-type="percentage">
            <text:p>7.45%</text:p>
          </table:table-cell>
          <table:table-cell table:formula="of:=[.E13]/[.C13]" office:value-type="percentage" office:value="0.0595980595980596" calcext:value-type="percentage">
            <text:p>5.96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3" calcext:value-type="float">
            <text:p>2013</text:p>
          </table:table-cell>
          <table:table-cell office:value-type="float" office:value="2930" calcext:value-type="float">
            <text:p>2930</text:p>
          </table:table-cell>
          <table:table-cell office:value-type="float" office:value="304" calcext:value-type="float">
            <text:p>304</text:p>
          </table:table-cell>
          <table:table-cell office:value-type="float" office:value="402" calcext:value-type="float">
            <text:p>402</text:p>
          </table:table-cell>
          <table:table-cell table:formula="of:=[.B14]" office:value-type="float" office:value="2013" calcext:value-type="float">
            <text:p>2013</text:p>
          </table:table-cell>
          <table:table-cell table:formula="of:=[.D14]/[.C14]" office:value-type="percentage" office:value="0.103754266211604" calcext:value-type="percentage">
            <text:p>10.38%</text:p>
          </table:table-cell>
          <table:table-cell table:formula="of:=[.E14]/[.C14]" office:value-type="percentage" office:value="0.137201365187713" calcext:value-type="percentage">
            <text:p>13.72%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2014" calcext:value-type="float">
            <text:p>2014</text:p>
          </table:table-cell>
          <table:table-cell office:value-type="float" office:value="2840" calcext:value-type="float">
            <text:p>2840</text:p>
          </table:table-cell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table:formula="of:=[.B15]" office:value-type="float" office:value="2014" calcext:value-type="float">
            <text:p>2014</text:p>
          </table:table-cell>
          <table:table-cell table:formula="of:=[.D15]/[.C15]" office:value-type="percentage" office:value="0.102816901408451" calcext:value-type="percentage">
            <text:p>10.28%</text:p>
          </table:table-cell>
          <table:table-cell table:formula="of:=[.E15]/[.C15]" office:value-type="percentage" office:value="0.0697183098591549" calcext:value-type="percentage">
            <text:p>6.97%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ng" style:font-family-asian="Song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5:07:27.6206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eadbeater</meta:initial-creator>
    <meta:creation-date>2015-07-05T14:20:24.042133000</meta:creation-date>
    <dc:date>2015-07-05T15:44:58.329790000</dc:date>
    <dc:creator>Martin Leadbeater</dc:creator>
    <meta:editing-duration>PT36M55S</meta:editing-duration>
    <meta:editing-cycles>7</meta:editing-cycles>
    <meta:generator>LibreOffice/4.4.1.2$MacOSX_X86_64 LibreOffice_project/45e2de17089c24a1fa810c8f975a7171ba4cd432</meta:generator>
    <meta:document-statistic meta:table-count="4" meta:cell-count="4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03cm" svg:height="9.758cm" xlink:href=".." xlink:type="simple" chart:class="chart:line" chart:style-name="ch1">
        <chart:title svg:x="1.715cm" svg:y="0.33cm" chart:style-name="ch2">
          <text:p>Changes in Total Number of Business Registrations per Year</text:p>
        </chart:title>
        <chart:subtitle svg:x="2.377cm" svg:y="1.294cm" chart:style-name="ch3">
          <text:p>Based on ASIC registration data for entries that match ABR data</text:p>
        </chart:subtitle>
        <chart:legend chart:legend-position="end" svg:x="13.063cm" svg:y="3.879cm" style:legend-expansion="high" chart:style-name="ch4"/>
        <chart:plot-area chart:style-name="ch5" table:cell-range-address="Sheet1.B1:Sheet1.E14" chart:data-source-has-labels="row" svg:x="0.318cm" svg:y="2.136cm" svg:width="12.427cm" svg:height="7.427cm">
          <chartooo:coordinate-region svg:x="1.337cm" svg:y="2.324cm" svg:width="11.022cm" svg:height="6.61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4" chart:label-cell-address="Sheet1.B1:Sheet1.B1" chart:class="chart:line">
            <chart:data-point chart:repeated="13"/>
          </chart:serie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series chart:style-name="ch11" chart:values-cell-range-address="Sheet1.E2:Sheet1.E14" chart:label-cell-address="Sheet1.E1:Sheet1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ar</text:p>
                <draw:g>
                  <svg:desc>Sheet1.B1:Sheet1.B1</svg:desc>
                </draw:g>
              </table:table-cell>
              <table:table-cell office:value-type="string">
                <text:p>Openings</text:p>
                <draw:g>
                  <svg:desc>Sheet1.C1:Sheet1.C1</svg:desc>
                </draw:g>
              </table:table-cell>
              <table:table-cell office:value-type="string">
                <text:p>Closings</text:p>
                <draw:g>
                  <svg:desc>Sheet1.D1:Sheet1.D1</svg:desc>
                </draw:g>
              </table:table-cell>
              <table:table-cell office:value-type="string">
                <text:p>Growt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2">
                <text:p>2002</text:p>
                <draw:g>
                  <svg:desc>Sheet1.B2:Sheet1.B14</svg:desc>
                </draw:g>
              </table:table-cell>
              <table:table-cell office:value-type="float" office:value="1487">
                <text:p>1487</text:p>
                <draw:g>
                  <svg:desc>Sheet1.C2:Sheet1.C14</svg:desc>
                </draw:g>
              </table:table-cell>
              <table:table-cell office:value-type="float" office:value="16">
                <text:p>16</text:p>
                <draw:g>
                  <svg:desc>Sheet1.D2:Sheet1.D14</svg:desc>
                </draw:g>
              </table:table-cell>
              <table:table-cell office:value-type="float" office:value="1471">
                <text:p>1471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3">
                <text:p>2003</text:p>
              </table:table-cell>
              <table:table-cell office:value-type="float" office:value="1735">
                <text:p>1735</text:p>
              </table:table-cell>
              <table:table-cell office:value-type="float" office:value="14">
                <text:p>14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">
                <text:p>2004</text:p>
              </table:table-cell>
              <table:table-cell office:value-type="float" office:value="1897">
                <text:p>1897</text:p>
              </table:table-cell>
              <table:table-cell office:value-type="float" office:value="20">
                <text:p>20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  <table:table-cell office:value-type="float" office:value="15">
                <text:p>15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6">
                <text:p>2006</text:p>
              </table:table-cell>
              <table:table-cell office:value-type="float" office:value="2268">
                <text:p>2268</text:p>
              </table:table-cell>
              <table:table-cell office:value-type="float" office:value="18">
                <text:p>18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7">
                <text:p>2007</text:p>
              </table:table-cell>
              <table:table-cell office:value-type="float" office:value="2575">
                <text:p>2575</text:p>
              </table:table-cell>
              <table:table-cell office:value-type="float" office:value="21">
                <text:p>21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8">
                <text:p>2008</text:p>
              </table:table-cell>
              <table:table-cell office:value-type="float" office:value="2619">
                <text:p>2619</text:p>
              </table:table-cell>
              <table:table-cell office:value-type="float" office:value="21">
                <text:p>2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9">
                <text:p>2009</text:p>
              </table:table-cell>
              <table:table-cell office:value-type="float" office:value="3336">
                <text:p>3336</text:p>
              </table:table-cell>
              <table:table-cell office:value-type="float" office:value="25">
                <text:p>25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3990">
                <text:p>3990</text:p>
              </table:table-cell>
              <table:table-cell office:value-type="float" office:value="52">
                <text:p>52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1">
                <text:p>2011</text:p>
              </table:table-cell>
              <table:table-cell office:value-type="float" office:value="3955">
                <text:p>3955</text:p>
              </table:table-cell>
              <table:table-cell office:value-type="float" office:value="50">
                <text:p>5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2">
                <text:p>2012</text:p>
              </table:table-cell>
              <table:table-cell office:value-type="float" office:value="6454">
                <text:p>6454</text:p>
              </table:table-cell>
              <table:table-cell office:value-type="float" office:value="137">
                <text:p>13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3">
                <text:p>2013</text:p>
              </table:table-cell>
              <table:table-cell office:value-type="float" office:value="8753">
                <text:p>8753</text:p>
              </table:table-cell>
              <table:table-cell office:value-type="float" office:value="513">
                <text:p>513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4">
                <text:p>2014</text:p>
              </table:table-cell>
              <table:table-cell office:value-type="float" office:value="8647">
                <text:p>8647</text:p>
              </table:table-cell>
              <table:table-cell office:value-type="float" office:value="1910">
                <text:p>1910</text:p>
              </table:table-cell>
              <table:table-cell office:value-type="float" office:value="6737">
                <text:p>6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68cm" svg:height="9.72cm" xlink:href=".." xlink:type="simple" chart:class="chart:line" chart:style-name="ch1">
        <chart:title svg:x="3.494cm" svg:y="0.329cm" chart:style-name="ch2">
          <text:p>Relative Changes in SA Business Numbers per year</text:p>
        </chart:title>
        <chart:legend chart:legend-position="end" svg:x="14.79cm" svg:y="4.335cm" style:legend-expansion="high" chart:style-name="ch3"/>
        <chart:plot-area chart:style-name="ch4" table:cell-range-address="SA.F1:SA.H15" chart:data-source-has-labels="both" svg:x="0.355cm" svg:y="1.292cm" svg:width="14.08cm" svg:height="8.234cm">
          <chartooo:coordinate-region svg:x="1.59cm" svg:y="1.48cm" svg:width="12.459cm" svg:height="7.422cm"/>
          <chart:axis chart:dimension="x" chart:name="primary-x" chart:style-name="ch5" chartooo:axis-type="auto">
            <chartooo:date-scale/>
            <chart:categories table:cell-range-address="SA.F2:SA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.G2:SA.G15" chart:label-cell-address="SA.G1:SA.G1" chart:class="chart:line">
            <chart:data-point chart:repeated="14"/>
          </chart:series>
          <chart:series chart:style-name="ch9" chart:values-cell-range-address="SA.H2:SA.H15" chart:label-cell-address="SA.H1:SA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ing%</text:p>
                <draw:g>
                  <svg:desc>SA.G1:SA.G1</svg:desc>
                </draw:g>
              </table:table-cell>
              <table:table-cell office:value-type="string">
                <text:p>Opening%</text:p>
                <draw:g>
                  <svg:desc>SA.H1:SA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SA.F2:SA.F15</svg:desc>
                </draw:g>
              </table:table-cell>
              <table:table-cell office:value-type="float" office:value="0.0210781925950219">
                <text:p>0.0210781925950219</text:p>
                <draw:g>
                  <svg:desc>SA.G2:SA.G15</svg:desc>
                </draw:g>
              </table:table-cell>
              <table:table-cell office:value-type="float" office:value="0.0283799620925309">
                <text:p>0.0283799620925309</text:p>
                <draw:g>
                  <svg:desc>SA.H2:SA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250998343276864">
                <text:p>0.0250998343276864</text:p>
              </table:table-cell>
              <table:table-cell office:value-type="float" office:value="0.0331512214741963">
                <text:p>0.033151221474196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313074762490911">
                <text:p>0.0313074762490911</text:p>
              </table:table-cell>
              <table:table-cell office:value-type="float" office:value="0.0395840561182056">
                <text:p>0.039584056118205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291400343156664">
                <text:p>0.0291400343156664</text:p>
              </table:table-cell>
              <table:table-cell office:value-type="float" office:value="0.0411434470275468">
                <text:p>0.041143447027546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21810194998127">
                <text:p>0.021810194998127</text:p>
              </table:table-cell>
              <table:table-cell office:value-type="float" office:value="0.0416217813443028">
                <text:p>0.04162178134430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203680808062375">
                <text:p>0.0203680808062375</text:p>
              </table:table-cell>
              <table:table-cell office:value-type="float" office:value="0.045396480694919">
                <text:p>0.0453964806949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530073306117">
                <text:p>0.04530073306117</text:p>
              </table:table-cell>
              <table:table-cell office:value-type="float" office:value="0.0534856558060892">
                <text:p>0.053485655806089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55980429570055">
                <text:p>0.055980429570055</text:p>
              </table:table-cell>
              <table:table-cell office:value-type="float" office:value="0.0517561990307431">
                <text:p>0.051756199030743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374265223766218">
                <text:p>0.0374265223766218</text:p>
              </table:table-cell>
              <table:table-cell office:value-type="float" office:value="0.0517743157223288">
                <text:p>0.051774315722328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236198307070892">
                <text:p>0.0236198307070892</text:p>
              </table:table-cell>
              <table:table-cell office:value-type="float" office:value="0.0558897915807436">
                <text:p>0.055889791580743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161508569108923">
                <text:p>0.0161508569108923</text:p>
              </table:table-cell>
              <table:table-cell office:value-type="float" office:value="0.0624151651873872">
                <text:p>0.062415165187387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353724628667889">
                <text:p>0.0353724628667889</text:p>
              </table:table-cell>
              <table:table-cell office:value-type="float" office:value="0.0693617691481371">
                <text:p>0.069361769148137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701853451139308">
                <text:p>0.0701853451139308</text:p>
              </table:table-cell>
              <table:table-cell office:value-type="float" office:value="0.0746245618422749">
                <text:p>0.0746245618422749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463150902313909">
                <text:p>0.0463150902313909</text:p>
              </table:table-cell>
              <table:table-cell office:value-type="float" office:value="0.0769049982227592">
                <text:p>0.07690499822275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34cm" svg:height="10.474cm" xlink:href=".." xlink:type="simple" chart:class="chart:line" chart:style-name="ch1">
        <chart:title svg:x="1.664cm" svg:y="0.344cm" chart:style-name="ch2">
          <text:p>Relative change in Number of Businesses in postcode 5042 per year</text:p>
        </chart:title>
        <chart:legend chart:legend-position="end" svg:x="14.594cm" svg:y="4.712cm" style:legend-expansion="high" chart:style-name="ch3"/>
        <chart:plot-area chart:style-name="ch4" table:cell-range-address="'5042'.F1:'5042'.H15" chart:data-source-has-labels="both" svg:x="0.348cm" svg:y="1.322cm" svg:width="13.898cm" svg:height="7.997cm">
          <chartooo:coordinate-region svg:x="1.583cm" svg:y="1.511cm" svg:width="12.08cm" svg:height="7.184cm"/>
          <chart:axis chart:dimension="x" chart:name="primary-x" chart:style-name="ch5" chartooo:axis-type="auto">
            <chartooo:date-scale/>
            <chart:title svg:x="6.925cm" svg:y="9.529cm" chart:style-name="ch6">
              <text:p>Year</text:p>
            </chart:title>
            <chart:categories table:cell-range-address="'5042'.F2:'5042'.F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5042'.G2:'5042'.G15" chart:label-cell-address="'5042'.G1:'5042'.G1" chart:class="chart:line">
            <chart:data-point chart:repeated="14"/>
          </chart:series>
          <chart:series chart:style-name="ch10" chart:values-cell-range-address="'5042'.H2:'5042'.H15" chart:label-cell-address="'5042'.H1:'5042'.H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</text:p>
                <draw:g>
                  <svg:desc>'5042'.G1:'5042'.G1</svg:desc>
                </draw:g>
              </table:table-cell>
              <table:table-cell office:value-type="string">
                <text:p>Closings</text:p>
                <draw:g>
                  <svg:desc>'5042'.H1:'5042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042'.F2:'5042'.F15</svg:desc>
                </draw:g>
              </table:table-cell>
              <table:table-cell office:value-type="float" office:value="0.0307570977917981">
                <text:p>0.0307570977917981</text:p>
                <draw:g>
                  <svg:desc>'5042'.G2:'5042'.G15</svg:desc>
                </draw:g>
              </table:table-cell>
              <table:table-cell office:value-type="float" office:value="0.0153785488958991">
                <text:p>0.0153785488958991</text:p>
                <draw:g>
                  <svg:desc>'5042'.H2:'5042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345496894409938">
                <text:p>0.0345496894409938</text:p>
              </table:table-cell>
              <table:table-cell office:value-type="float" office:value="0.0229037267080745">
                <text:p>0.0229037267080745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307810696421701">
                <text:p>0.0307810696421701</text:p>
              </table:table-cell>
              <table:table-cell office:value-type="float" office:value="0.0311658330126972">
                <text:p>0.0311658330126972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353846153846154">
                <text:p>0.0353846153846154</text:p>
              </table:table-cell>
              <table:table-cell office:value-type="float" office:value="0.0261538461538462">
                <text:p>0.02615384615384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27088897367417">
                <text:p>0.027088897367417</text:p>
              </table:table-cell>
              <table:table-cell office:value-type="float" office:value="0.0228920259442961">
                <text:p>0.022892025944296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48937784522003">
                <text:p>0.048937784522003</text:p>
              </table:table-cell>
              <table:table-cell office:value-type="float" office:value="0.0208649468892261">
                <text:p>0.020864946889226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90593876798229">
                <text:p>0.0490593876798229</text:p>
              </table:table-cell>
              <table:table-cell office:value-type="float" office:value="0.0435263740317226">
                <text:p>0.043526374031722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455380095482923">
                <text:p>0.0455380095482923</text:p>
              </table:table-cell>
              <table:table-cell office:value-type="float" office:value="0.0572897539478516">
                <text:p>0.057289753947851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530415430267062">
                <text:p>0.0530415430267062</text:p>
              </table:table-cell>
              <table:table-cell office:value-type="float" office:value="0.0293026706231454">
                <text:p>0.029302670623145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19244734931009">
                <text:p>0.0519244734931009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749381406857547">
                <text:p>0.0749381406857547</text:p>
              </table:table-cell>
              <table:table-cell office:value-type="float" office:value="0.015553199010251">
                <text:p>0.01555319901025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787637088733799">
                <text:p>0.0787637088733799</text:p>
              </table:table-cell>
              <table:table-cell office:value-type="float" office:value="0.0448654037886341">
                <text:p>0.0448654037886341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0855855855855856">
                <text:p>0.0855855855855856</text:p>
              </table:table-cell>
              <table:table-cell office:value-type="float" office:value="0.0868725868725869">
                <text:p>0.0868725868725869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0911726804123711">
                <text:p>0.0911726804123711</text:p>
              </table:table-cell>
              <table:table-cell office:value-type="float" office:value="0.0544458762886598">
                <text:p>0.05444587628865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92cm" svg:height="10.718cm" xlink:href=".." xlink:type="simple" chart:class="chart:line" chart:style-name="ch1">
        <chart:title svg:x="2.802cm" svg:y="0.349cm" chart:style-name="ch2">
          <text:p>Relative change in Number of Businesses in postcode 5112 per year</text:p>
        </chart:title>
        <chart:legend chart:legend-position="end" svg:x="16.537cm" svg:y="4.834cm" style:legend-expansion="high" chart:style-name="ch3"/>
        <chart:plot-area chart:style-name="ch4" table:cell-range-address="'5112'.F1:'5112'.H15" chart:data-source-has-labels="both" svg:x="0.393cm" svg:y="1.332cm" svg:width="15.751cm" svg:height="9.172cm">
          <chartooo:coordinate-region svg:x="1.628cm" svg:y="1.521cm" svg:width="13.933cm" svg:height="8.359cm"/>
          <chart:axis chart:dimension="x" chart:name="primary-x" chart:style-name="ch5" chartooo:axis-type="auto">
            <chartooo:date-scale/>
            <chart:categories table:cell-range-address="'5112'.F2:'5112'.F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112'.G2:'5112'.G15" chart:label-cell-address="'5112'.G1:'5112'.G1" chart:class="chart:line">
            <chart:data-point chart:repeated="14"/>
          </chart:series>
          <chart:series chart:style-name="ch9" chart:values-cell-range-address="'5112'.H2:'5112'.H15" chart:label-cell-address="'5112'.H1:'5112'.H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ings%</text:p>
                <draw:g>
                  <svg:desc>'5112'.G1:'5112'.G1</svg:desc>
                </draw:g>
              </table:table-cell>
              <table:table-cell office:value-type="string">
                <text:p>Closings%</text:p>
                <draw:g>
                  <svg:desc>'5112'.H1:'5112'.H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0</text:p>
                <draw:g>
                  <svg:desc>'5112'.F2:'5112'.F15</svg:desc>
                </draw:g>
              </table:table-cell>
              <table:table-cell office:value-type="float" office:value="0.0178021225607669">
                <text:p>0.0178021225607669</text:p>
                <draw:g>
                  <svg:desc>'5112'.G2:'5112'.G15</svg:desc>
                </draw:g>
              </table:table-cell>
              <table:table-cell office:value-type="float" office:value="0.0225950017117426">
                <text:p>0.0225950017117426</text:p>
                <draw:g>
                  <svg:desc>'5112'.H2:'5112'.H15</svg:desc>
                </draw:g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016832703538303">
                <text:p>0.016832703538303</text:p>
              </table:table-cell>
              <table:table-cell office:value-type="float" office:value="0.0278254895225009">
                <text:p>0.027825489522500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0254089801601114">
                <text:p>0.0254089801601114</text:p>
              </table:table-cell>
              <table:table-cell office:value-type="float" office:value="0.0330664810302819">
                <text:p>0.0330664810302819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0322920322920323">
                <text:p>0.0322920322920323</text:p>
              </table:table-cell>
              <table:table-cell office:value-type="float" office:value="0.0333450333450333">
                <text:p>0.0333450333450333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0.0311624649859944">
                <text:p>0.0311624649859944</text:p>
              </table:table-cell>
              <table:table-cell office:value-type="float" office:value="0.0269607843137255">
                <text:p>0.026960784313725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0373733845616486">
                <text:p>0.0373733845616486</text:p>
              </table:table-cell>
              <table:table-cell office:value-type="float" office:value="0.0247991617184771">
                <text:p>0.024799161718477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042311661506708">
                <text:p>0.042311661506708</text:p>
              </table:table-cell>
              <table:table-cell office:value-type="float" office:value="0.0595115239078087">
                <text:p>0.059511523907808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0417104801962846">
                <text:p>0.0417104801962846</text:p>
              </table:table-cell>
              <table:table-cell office:value-type="float" office:value="0.0953382404486505">
                <text:p>0.095338240448650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0425453200147984">
                <text:p>0.0425453200147984</text:p>
              </table:table-cell>
              <table:table-cell office:value-type="float" office:value="0.0462449130595634">
                <text:p>0.046244913059563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545252225519288">
                <text:p>0.0545252225519288</text:p>
              </table:table-cell>
              <table:table-cell office:value-type="float" office:value="0.0259643916913947">
                <text:p>0.025964391691394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0672937771345876">
                <text:p>0.0672937771345876</text:p>
              </table:table-cell>
              <table:table-cell office:value-type="float" office:value="0.0253256150506512">
                <text:p>0.025325615050651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0.0744975744975745">
                <text:p>0.0744975744975745</text:p>
              </table:table-cell>
              <table:table-cell office:value-type="float" office:value="0.0595980595980596">
                <text:p>0.05959805959805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0.103754266211604">
                <text:p>0.103754266211604</text:p>
              </table:table-cell>
              <table:table-cell office:value-type="float" office:value="0.137201365187713">
                <text:p>0.13720136518771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0.102816901408451">
                <text:p>0.102816901408451</text:p>
              </table:table-cell>
              <table:table-cell office:value-type="float" office:value="0.0697183098591549">
                <text:p>0.06971830985915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